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31f5" officeooo:paragraph-rsid="001231f5" style:font-weight-asian="bold" style:font-weight-complex="bold"/>
    </style:style>
    <style:style style:name="P2" style:family="paragraph" style:parent-style-name="Standard">
      <style:paragraph-properties fo:text-align="start" style:justify-single-word="false"/>
      <style:text-properties fo:font-weight="bold" officeooo:rsid="001231f5" officeooo:paragraph-rsid="001231f5" style:font-weight-asian="bold" style:font-weight-complex="bold"/>
    </style:style>
    <style:style style:name="P3" style:family="paragraph" style:parent-style-name="Standard">
      <style:paragraph-properties fo:text-align="start" style:justify-single-word="false"/>
      <style:text-properties fo:font-weight="bold" officeooo:rsid="001231f5" officeooo:paragraph-rsid="0013abb4" style:font-weight-asian="bold" style:font-weight-complex="bold"/>
    </style:style>
    <style:style style:name="P4" style:family="paragraph" style:parent-style-name="Standard">
      <style:paragraph-properties fo:text-align="start" style:justify-single-word="false"/>
      <style:text-properties fo:font-weight="bold" officeooo:rsid="0013abb4" officeooo:paragraph-rsid="0013abb4"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ames</text:p>
      <text:p text:style-name="P4"/>
      <text:p text:style-name="P3">Aurangzaib </text:p>
      <text:p text:style-name="P3">Shoaib</text:p>
      <text:p text:style-name="P3">Pradeep </text:p>
      <text:p text:style-name="P3">Muhammad Yousif </text:p>
      <text:p text:style-name="P3">Muhammad Umar </text:p>
      <text:p text:style-name="P1"/>
      <text:p text:style-name="P1"/>
      <text:p text:style-name="P1"/>
      <text:p text:style-name="P1"/>
      <text:p text:style-name="P1"/>
      <text:p text:style-name="P1"/>
      <text:p text:style-name="P1"/>
      <text:p text:style-name="P1"/>
      <text:p text:style-name="P1"/>
      <text:p text:style-name="P1">Title: Automatic Street Lights</text:p>
      <text:p text:style-name="P1"/>
      <text:p text:style-name="P1">Description: "Automatic Street Lights" is an innovative project aimed at enhancing urban infrastructure efficiency and sustainability. The project employs sensors to detect ambient light levels and motion, automatically controlling the illumination of street lights. By intelligently adjusting lighting based on real-time conditions, the system optimizes energy consumption, reduces costs, and enhances safety in public spaces. With its focus on smart technology, the project exemplifies the potential of IoT (Internet of Things) solutions in modern urban environments.</text:p>
      <text:p text:style-name="P1"/>
      <text:p text:style-name="P1"/>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5:05:35.034133897</meta:creation-date>
    <dc:date>2024-04-27T16:07:30.527149294</dc:date>
    <meta:editing-duration>PT3M12S</meta:editing-duration>
    <meta:editing-cycles>2</meta:editing-cycles>
    <meta:generator>LibreOffice/7.3.7.2$Linux_X86_64 LibreOffice_project/30$Build-2</meta:generator>
    <meta:document-statistic meta:table-count="0" meta:image-count="0" meta:object-count="0" meta:page-count="1" meta:paragraph-count="8" meta:word-count="88" meta:character-count="659" meta:non-whitespace-character-count="575"/>
  </office:meta>
</office:document-meta>
</file>